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Liberation_20_Mono">
      <style:text-properties style:font-name="Liberation Mono"/>
    </style:style>
    <style:style style:name="P2" style:family="paragraph" style:parent-style-name="Liberation_20_Mono">
      <style:text-properties style:font-name="Liberation Sans"/>
    </style:style>
    <style:style style:name="P3" style:family="paragraph" style:parent-style-name="Liberation_20_Mono">
      <style:text-properties style:font-name="Liberation Sans" fo:font-weight="bold" style:font-weight-asian="bold" style:font-weight-complex="bold"/>
    </style:style>
    <style:style style:name="P4" style:family="paragraph" style:parent-style-name="Liberation_20_Mono" style:list-style-name="L1">
      <style:text-properties style:font-name="Liberation Sans" fo:font-weight="bold" style:font-weight-asian="bold" style:font-weight-complex="bold"/>
    </style:style>
    <style:style style:name="P5" style:family="paragraph" style:parent-style-name="Liberation_20_Mono">
      <style:text-properties style:font-name="Liberation Sans" fo:font-weight="normal" style:font-weight-asian="normal" style:font-weight-complex="normal"/>
    </style:style>
    <style:style style:name="P6" style:family="paragraph" style:parent-style-name="Liberation_20_Mono">
      <style:paragraph-properties fo:break-before="page"/>
      <style:text-properties style:font-name="Liberation Sans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/>
        <text:p text:style-name="P1"><text:s text:c="4"/>def "test basic math"() {</text:p>
        <text:p text:style-name="P1"><text:s text:c="8"/>when:</text:p>
        <text:p text:style-name="P1"><text:s text:c="8"/>def a = 2</text:p>
        <text:p text:style-name="P1"><text:s text:c="8"/>then:</text:p>
        <text:p text:style-name="P1"><text:s text:c="8"/>a**a == 4</text:p>
        <text:p text:style-name="P1"><text:s text:c="4"/>}</text:p>
        <text:p text:style-name="P1"></text:p>
        <text:p text:style-name="P1"><text:s text:c="4"/>def "test list API"() {</text:p>
        <text:p text:style-name="P1"><text:s text:c="8"/>given:</text:p>
        <text:p text:style-name="P1"><text:s text:c="8"/>def a = []</text:p>
        <text:p text:style-name="P1"><text:s text:c="8"/>when:</text:p>
        <text:p text:style-name="P1"><text:s text:c="8"/>a &lt;&lt; 'hello'</text:p>
        <text:p text:style-name="P1"><text:s text:c="8"/>then:</text:p>
        <text:p text:style-name="P1"><text:s text:c="8"/>a.contains 'hello'</text:p>
        <text:p text:style-name="P1"><text:s text:c="4"/>}</text:p>
        <text:p text:style-name="P1"></text:p>
        <text:p text:style-name="P1"/>
        <text:p text:style-name="P1"/>
        <text:p text:style-name="P1"/>
        <text:p text:style-name="P1"><text:s text:c="4"/>def "test more math"() {</text:p>
        <text:p text:style-name="P1"><text:s text:c="8"/>expect:</text:p>
        <text:p text:style-name="P1"><text:s text:c="8"/>a+a == b</text:p>
        <text:p text:style-name="P1"></text:p>
        <text:p text:style-name="P1"><text:s text:c="8"/>where:</text:p>
        <text:p text:style-name="P1"><text:s text:c="8"/>a = 2</text:p>
        <text:p text:style-name="P1"><text:s text:c="8"/>b = 4</text:p>
        <text:p text:style-name="P1"><text:s text:c="4"/>}</text:p>
        <text:p text:style-name="P1"></text:p>
        <text:p text:style-name="P1"><text:s text:c="4"/>def "test a lot more math"() {</text:p>
        <text:p text:style-name="P1"><text:s text:c="8"/>expect:</text:p>
        <text:p text:style-name="P1"><text:s text:c="8"/>a == b</text:p>
        <text:p text:style-name="P1"></text:p>
        <text:p text:style-name="P1"><text:s text:c="8"/>where:</text:p>
        <text:p text:style-name="P1"><text:s text:c="8"/>a <text:s text:c="5"/>| b</text:p>
        <text:p text:style-name="P1"><text:s text:c="8"/>1 + 1 <text:s/>| 2</text:p>
        <text:p text:style-name="P1"><text:s text:c="8"/>2 + 2 <text:s/>| 4</text:p>
        <text:p text:style-name="P1"><text:s text:c="8"/>5 + 10 | 15</text:p>
        <text:p text:style-name="P1"><text:s text:c="4"/>}</text:p>
      </text:section>
      <text:p text:style-name="P1">def "$NAME$"() {</text:p>
      <text:p text:style-name="P1"><text:s text:c="4"/>when:</text:p>
      <text:p text:style-name="P1"><text:s text:c="4"/>$END$</text:p>
      <text:p text:style-name="P1"><text:s text:c="4"/>then:</text:p>
      <text:p text:style-name="P1"><text:s text:c="4"/>true</text:p>
      <text:p text:style-name="P1">}</text:p>
      <text:p text:style-name="P1">-------------------------------------------</text:p>
      <text:p text:style-name="P1">def "$NAME$"() {</text:p>
      <text:p text:style-name="P1"><text:s text:c="4"/>given:</text:p>
      <text:p text:style-name="P1"><text:s text:c="4"/>$END$</text:p>
      <text:p text:style-name="P1"><text:s text:c="4"/>when:</text:p>
      <text:p text:style-name="P1"><text:s text:c="4"/>// TODO: add when</text:p>
      <text:p text:style-name="P1"><text:s text:c="4"/>then:</text:p>
      <text:p text:style-name="P1"><text:s text:c="4"/>true</text:p>
      <text:p text:style-name="P1">}</text:p>
      <text:p text:style-name="P1">-------------------------------------------</text:p>
      <text:p text:style-name="P1">def "$NAME$"() {</text:p>
      <text:p text:style-name="P1"><text:s text:c="4"/>expect: </text:p>
      <text:p text:style-name="P1"><text:s text:c="4"/>true</text:p>
      <text:p text:style-name="P1"><text:s text:c="4"/>where: </text:p>
      <text:p text:style-name="P1"><text:s text:c="4"/>$END$</text:p>
      <text:p text:style-name="P1">}</text:p>
      <text:p text:style-name="P1">-------------------------------------------</text:p>
      <text:p text:style-name="P1"><text:bookmark-start text:name="__DdeLink__1_2071632196"/>import spock.lang.Specification</text:p>
      <text:p text:style-name="P1"><text:s text:c="4"/></text:p>
      <text:p text:style-name="P1">class ${NAME} extends Specification { </text:p>
      <text:p text:style-name="P1"><text:s text:c="4"/></text:p>
      <text:p text:style-name="P1">}<text:bookmark-end text:name="__DdeLink__1_2071632196"/></text:p>
      <text:p text:style-name="P6">Title: Getting Started with Spock and Groovy</text:p>
      <text:p text:style-name="P2"/>
      <text:p text:style-name="P3">Intro: </text:p>
      <text:p text:style-name="P2">Hi, my name is Hamlet D'Arcy and I work at Canoo Engineering and I'm also a JetBrains academy member. I created this screencast to demonstrate the basic types of tests you can write with Spock, and also how to setup your IDE with useful Spock related code templates. </text:p>
      <text:p text:style-name="P2"/>
      <text:p text:style-name="P2">Spock is a unit testing framework for Java and Groovy applications, and you write your test specifications using the Groovy language. Let's see it in action. </text:p>
      <text:p text:style-name="P2"/>
      <text:list xml:id="list1388959665" text:style-name="L1">
        <text:list-item>
          <text:p text:style-name="P4">Create Specification</text:p>
        </text:list-item>
        <text:list-item>
          <text:p text:style-name="P4">Create When/Then</text:p>
        </text:list-item>
        <text:list-item>
          <text:p text:style-name="P4">Create Given/When/Then</text:p>
        </text:list-item>
        <text:list-item>
          <text:p text:style-name="P4">Create Expect/Where</text:p>
        </text:list-item>
        <text:list-item>
          <text:p text:style-name="P4">Write Expect/Where Data Table</text:p>
        </text:list-item>
        <text:list-item>
          <text:p text:style-name="P4">Unroll Data</text:p>
        </text:list-item>
      </text:list>
      <text:p text:style-name="P3"/>
      <text:p text:style-name="P5">I do several things to my IDE to help with Spock tests. The first is the Spock Spec File Template. The first is the Spock Specification file template. </text:p>
      <text:p text:style-name="P5"/>
      <text:p text:style-name="P5">I also created three live templates so that Ctrl+J works to fill in spock methods. </text:p>
      <text:p text:style-name="P2"/>
      <text:p text:style-name="P3">Outro: </text:p>
      <text:p text:style-name="P5">To summarize, we saw how to create spock specs and how to create basic when/then and given/when/then blocks. We looked at expect/where blocks and how to use data tables, and we saw how to configure an IDE for useful Spock related code snippets. </text:p>
      <text:p text:style-name="P5"/>
      <text:p text:style-name="P5">That's it, thanks for listening. You can follow HamletDRC on twitter to see more updates like this in the future. Bye. </text:p>
      <text:p text:style-name="P2"/>
      <text:p text:style-name="P2"/>
      <text:p text:style-name="P2">Teaser: </text:p>
      <text:p text:style-name="P2"/>
      <text:p text:style-name="P2">Body: </text:p>
      <text:p text:style-name="P2"/>
      <text:p text:style-name="P2">Blogpost: </text:p>
      <text:p text:style-name="P2"/>
      <text:p text:style-name="P2">Tweet: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beration_20_Mono" style:display-name="Liberation Mono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mlet D'Arcy</meta:initial-creator>
    <meta:creation-date>2011-04-15T14:14:59</meta:creation-date>
    <dc:date>2011-04-15T14:56:56</dc:date>
    <dc:creator>Hamlet D'Arcy</dc:creator>
    <meta:editing-duration>PT41M58S</meta:editing-duration>
    <meta:editing-cycles>9</meta:editing-cycles>
    <meta:generator>LibreOffice/3.3$Unix LibreOffice_project/330m19$Build-202</meta:generator>
    <meta:document-statistic meta:table-count="0" meta:image-count="0" meta:object-count="0" meta:page-count="2" meta:paragraph-count="82" meta:word-count="335" meta:character-count="2194"/>
  </office:meta>
</office:document-meta>
</file>